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8pt" fo:font-weight="bold" officeooo:rsid="00113f24" officeooo:paragraph-rsid="00113f24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Ubuntu" fo:font-size="12pt" fo:font-weight="normal" officeooo:rsid="00113f24" officeooo:paragraph-rsid="00113f2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fo:font-weight="normal" officeooo:rsid="0012e337" officeooo:paragraph-rsid="0012e33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4pt" fo:font-weight="normal" officeooo:rsid="00113f24" officeooo:paragraph-rsid="00113f2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4pt" fo:font-weight="normal" officeooo:rsid="0012e337" officeooo:paragraph-rsid="0012e33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6pt" fo:font-weight="bold" officeooo:rsid="00113f24" officeooo:paragraph-rsid="00113f24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6pt" fo:font-weight="bold" officeooo:rsid="0012e337" officeooo:paragraph-rsid="0012e337" style:font-size-asian="14pt" style:font-weight-asian="bold" style:font-size-complex="16pt" style:font-weight-complex="bold"/>
    </style:style>
    <style:style style:name="T1" style:family="text">
      <style:text-properties officeooo:rsid="00113f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text:span text:style-name="T1">ventureiro</text:span></text:p>
      <text:p text:style-name="P2">herda de <text:span text:style-name="T1">Personagem</text:span></text:p>
      <text:p text:style-name="P2"/>
      <text:p text:style-name="P4">A classe A<text:span text:style-name="T1">ventureiro</text:span> <text:span text:style-name="T1">representa o personagem principal do jogo.</text:span></text:p>
      <text:p text:style-name="P4"/>
      <text:p text:style-name="P6">Sumário do Construtor</text:p>
      <text:p text:style-name="P4">- A<text:span text:style-name="T1">ventureiro</text:span>(String <text:span text:style-name="T1">n</text:span>o<text:span text:style-name="T1">me</text:span>)</text:p>
      <text:p text:style-name="P4">Inicializa <text:span text:style-name="T1">o Aventureiro com o nome recebido como parâmetro e o atributo tipo com TipoElemento.AVENTUREIRO.</text:span></text:p>
      <text:p text:style-name="P4"/>
      <text:p text:style-name="P7">Sumário dos Métodos</text:p>
      <text:p text:style-name="P5">- encontrouTesouro(Camara cam)</text:p>
      <text:p text:style-name="P3">tipo de retorno: boolean</text:p>
      <text:p text:style-name="P3"/>
      <text:p text:style-name="P5">Retorna se o Aventureiro encontrou o tesouro.</text:p>
      <text:p text:style-name="P5"/>
      <text:p text:style-name="P5">- encontrouMensagem(Camara cam)</text:p>
      <text:p text:style-name="P3">tipo de retorno: boolean</text:p>
      <text:p text:style-name="P3"/>
      <text:p text:style-name="P5">Retorna se o Aventureiro encontrou a mensag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7:42:43.721686161</meta:creation-date>
    <dc:date>2017-06-16T08:02:56.469223431</dc:date>
    <meta:editing-duration>PT20M14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1" meta:paragraph-count="13" meta:word-count="65" meta:character-count="466" meta:non-whitespace-character-count="414"/>
  </office:meta>
</office:document-meta>
</file>